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10000026E48C308C42C37DDA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2f2" officeooo:paragraph-rsid="000722f2"/>
    </style:style>
    <style:style style:name="P2" style:family="paragraph" style:parent-style-name="Standard" style:list-style-name="L3">
      <style:text-properties officeooo:rsid="000722f2" officeooo:paragraph-rsid="000722f2"/>
    </style:style>
    <style:style style:name="P3" style:family="paragraph" style:parent-style-name="Standard" style:list-style-name="L4">
      <style:text-properties officeooo:rsid="000722f2" officeooo:paragraph-rsid="000722f2"/>
    </style:style>
    <style:style style:name="P4" style:family="paragraph" style:parent-style-name="Standard" style:list-style-name="L5">
      <style:text-properties officeooo:rsid="000722f2" officeooo:paragraph-rsid="000722f2"/>
    </style:style>
    <style:style style:name="P5" style:family="paragraph" style:parent-style-name="Standard" style:list-style-name="L6">
      <style:text-properties officeooo:rsid="000722f2" officeooo:paragraph-rsid="000722f2"/>
    </style:style>
    <style:style style:name="P6" style:family="paragraph" style:parent-style-name="Standard">
      <style:text-properties fo:font-weight="bold" officeooo:rsid="000722f2" officeooo:paragraph-rsid="000722f2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722f2" officeooo:paragraph-rsid="000722f2" style:font-weight-asian="bold" style:font-weight-complex="bold"/>
    </style:style>
    <style:style style:name="P8" style:family="paragraph" style:parent-style-name="Standard" style:list-style-name="L2">
      <style:text-properties officeooo:paragraph-rsid="0007a050"/>
    </style:style>
    <style:style style:name="P9" style:family="paragraph" style:parent-style-name="Footer">
      <style:text-properties fo:font-size="14pt" fo:font-weight="bold" officeooo:rsid="00072964" officeooo:paragraph-rsid="00072964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0722f2"/>
    </style:style>
    <style:style style:name="T2" style:family="text">
      <style:text-properties officeooo:rsid="00072964"/>
    </style:style>
    <style:style style:name="T3" style:family="text">
      <style:text-properties style:text-underline-style="solid" style:text-underline-width="auto" style:text-underline-color="font-color" fo:font-weight="bold" officeooo:rsid="000722f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officeooo:rsid="000722f2" style:font-weight-asian="normal" style:font-weight-complex="normal"/>
    </style:style>
    <style:style style:name="T5" style:family="text">
      <style:text-properties style:text-underline-style="none" fo:font-weight="normal" officeooo:rsid="000722f2" style:font-weight-asian="normal" style:font-weight-complex="normal"/>
    </style:style>
    <style:style style:name="T6" style:family="text">
      <style:text-properties fo:font-weight="bold" officeooo:rsid="000722f2" style:font-weight-asian="bold" style:font-weight-complex="bold"/>
    </style:style>
    <style:style style:name="T7" style:family="text">
      <style:text-properties officeooo:rsid="000997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>Diese Checkliste fasst die wichtigsten Unterlagen (falls vorhanden) zusammen, die Sie für <text:span text:style-name="T2">die Aufschltung eined Rendite Objekts auf unserer Plattform <text:s/></text:span>benötigen.</text:p>
      <text:p text:style-name="P1"/>
      <text:p text:style-name="P7">Steueramtliche Schätzung</text:p>
      <text:list xml:id="list3409981517565662212" text:style-name="L2">
        <text:list-item>
          <text:p text:style-name="P8"><text:span text:style-name="T1">Externe Schätzung (sofern vorhanden)</text:span></text:p>
        </text:list-item>
        <text:list-item>
          <text:p text:style-name="P8"><text:span text:style-name="T1">Grundbuchauszug mit Angaben über Pfandrecht</text:span></text:p>
        </text:list-item>
        <text:list-item>
          <text:p text:style-name="P8"><text:span text:style-name="T1">Kaufvertrag (eventuell Entwurf)</text:span></text:p>
        </text:list-item>
        <text:list-item>
          <text:p text:style-name="P8"><text:span text:style-name="T1">Verkaufsdokumentation (sofern vorhanden)</text:span></text:p>
        </text:list-item>
        <text:list-item>
          <text:p text:style-name="P8"><text:span text:style-name="T1">Feuerversicherungspolice oder Deckungszusage</text:span></text:p>
        </text:list-item>
        <text:list-item>
          <text:p text:style-name="P8"><text:span text:style-name="T1">Situationsplan</text:span></text:p>
        </text:list-item>
        <text:list-item>
          <text:p text:style-name="P8"><text:span text:style-name="T1">Mietzinsaufstellung</text:span></text:p>
        </text:list-item>
        <text:list-item>
          <text:p text:style-name="P8"><text:span text:style-name="T3">zusätzlich bei vermieteten Eigentumswohnungen:</text:span></text:p>
          <text:list>
            <text:list-item>
              <text:p text:style-name="P8"><text:span text:style-name="T5">Nettowohnflächen-Berechnung oder Wohnungsgrundriss</text:span></text:p>
            </text:list-item>
            <text:list-item>
              <text:p text:style-name="P8"><text:span text:style-name="T1">Stockwerkeigentumsbegründungs-Vertrag mit Wertquotenaufteilung (eventuell Entwurf</text:span></text:p>
            </text:list-item>
            <text:list-item>
              <text:p text:style-name="P8"><text:span text:style-name="T1">Nutzungs- und Verwaltungsreglement der Stockwerkeigentümer-Gemeinschaft</text:span></text:p>
            </text:list-item>
            <text:list-item>
              <text:p text:style-name="P8"><text:span text:style-name="T1">zusätzlich bei Umbauten und Renovationen:</text:span></text:p>
            </text:list-item>
          </text:list>
        </text:list-item>
      </text:list>
      <text:p text:style-name="P1"/>
      <text:p text:style-name="P1"/>
      <text:p text:style-name="P7">Umbaubeschrieb</text:p>
      <text:list xml:id="list1732501656706037165" text:style-name="L3">
        <text:list-item>
          <text:p text:style-name="P2">Kostenvoranschlag</text:p>
        </text:list-item>
        <text:list-item>
          <text:p text:style-name="P2">Umbaupläne</text:p>
        </text:list-item>
        <text:list-item>
          <text:p text:style-name="P2">Baubewilligung</text:p>
        </text:list-item>
        <text:list-item>
          <text:p text:style-name="P2">zusätzlich bei Neubauten:</text:p>
        </text:list-item>
      </text:list>
      <text:p text:style-name="P1"/>
      <text:p text:style-name="P1"/>
      <text:p text:style-name="P7">Baupläne</text:p>
      <text:list xml:id="list127283895090762231" text:style-name="L4">
        <text:list-item>
          <text:p text:style-name="P3">Baubeschrieb</text:p>
        </text:list-item>
        <text:list-item>
          <text:p text:style-name="P3">Kostenvoranschlag mit kubischer Berechnung, eventuell Generalunternehmervertrag</text:p>
        </text:list-item>
        <text:list-item>
          <text:p text:style-name="P3">Baubewilligung<text:line-break/></text:p>
        </text:list-item>
      </text:list>
      <text:p text:style-name="P6">zusätzlich bei Baurecht:</text:p>
      <text:list xml:id="list5475399000011423770" text:style-name="L5">
        <text:list-item>
          <text:p text:style-name="P4">Baurechtsvertrag (eventuell Entwurf)</text:p>
        </text:list-item>
        <text:list-item>
          <text:p text:style-name="P4">Persönliche Unterlagen:</text:p>
        </text:list-item>
      </text:list>
      <text:p text:style-name="P1"/>
      <text:p text:style-name="P7">andere Unterlagen</text:p>
      <text:list xml:id="list6399121837854869456" text:style-name="L6">
        <text:list-item>
          <text:p text:style-name="P5">Letzte Steuererklärung</text:p>
        </text:list-item>
        <text:list-item>
          <text:p text:style-name="P5">Lohnausweis</text:p>
        </text:list-item>
        <text:list-item>
          <text:p text:style-name="P5">Betreibungsauskunft</text:p>
        </text:list-item>
        <text:list-item>
          <text:p text:style-name="P5">Aktueller Auszug Pensionskassenguthaben</text:p>
        </text:list-item>
        <text:list-item>
          <text:p text:style-name="P5">Eventuell bestehende Todesfallrisiko- oder Lebensversicherungspoli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fill="solid" draw:fill-color="#ffffcc" draw:fill-image-width="0cm" draw:fill-image-height="0cm"/>
      <style:paragraph-properties fo:background-color="#ffffcc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loext:graphic-properties draw:fill="solid" draw:fill-color="#ffffcc" draw:fill-image-width="0cm" draw:fill-image-height="0cm"/>
      <style:paragraph-properties fo:background-color="#ffffcc" text:number-lines="false" text:line-number="0">
        <style:tab-stops>
          <style:tab-stop style:position="8.795cm" style:type="center"/>
          <style:tab-stop style:position="17.59cm" style:type="right"/>
        </style:tab-stops>
        <style:drop-cap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Footer">
      <style:text-properties fo:font-size="14pt" fo:font-weight="bold" officeooo:rsid="00072964" officeooo:paragraph-rsid="00072964" style:font-size-asian="14pt" style:font-weight-asian="bold" style:font-size-complex="14pt" style:font-weight-complex="bold"/>
    </style:style>
    <style:style style:name="MT1" style:family="text">
      <style:text-properties officeooo:rsid="00072964"/>
    </style:style>
    <style:style style:name="MT2" style:family="text">
      <style:text-properties officeooo:rsid="0009974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paragraph" svg:x="0.931cm" svg:y="-1.168cm" svg:width="2.041cm" svg:height="2.141cm" draw:z-index="0"><draw:image xlink:href="Pictures/10000000000002510000026E48C308C42C37DDA8.png" xlink:type="simple" xlink:show="embed" xlink:actuate="onLoad"/></draw:frame> <text:span text:style-name="MT1">Hypo Privat Renditeobjekte - Checkliste</text:span></text:p>
      </style:header>
      <style:footer>
        <text:p text:style-name="MP2">Bei fragen rufen Sie uns bitte an oder schreiben ei<text:span text:style-name="MT2">ne</text:span> Mail gert@hypo-privat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7:07:42.081371421</meta:creation-date>
    <meta:generator>LibreOffice/5.1.4.2$Linux_X86_64 LibreOffice_project/10m0$Build-2</meta:generator>
    <dc:date>2016-12-22T17:30:16.802259570</dc:date>
    <meta:editing-duration>PT22M33S</meta:editing-duration>
    <meta:editing-cycles>3</meta:editing-cycles>
    <meta:document-statistic meta:table-count="0" meta:image-count="1" meta:object-count="0" meta:page-count="1" meta:paragraph-count="34" meta:word-count="146" meta:character-count="1299" meta:non-whitespace-character-count="1210"/>
  </office:meta>
</office:document-meta>
</file>